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4cm"/>
    </style:style>
    <style:style style:name="co2" style:family="table-column">
      <style:table-column-properties fo:break-before="auto" style:column-width="29.683cm"/>
    </style:style>
    <style:style style:name="co3" style:family="table-column">
      <style:table-column-properties fo:break-before="auto" style:column-width="27.111cm"/>
    </style:style>
    <style:style style:name="co4" style:family="table-column">
      <style:table-column-properties fo:break-before="auto" style:column-width="20.923cm"/>
    </style:style>
    <style:style style:name="co5" style:family="table-column">
      <style:table-column-properties fo:break-before="auto" style:column-width="10.597cm"/>
    </style:style>
    <style:style style:name="co6" style:family="table-column">
      <style:table-column-properties fo:break-before="auto" style:column-width="20.322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outline="false" style:text-line-through-style="none" style:text-line-through-type="none" style:font-name="Liberation Sans" fo:font-size="10pt" fo:language="pt" fo:country="PT"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style:text-line-through-type="none" style:font-name="Liberation Sans" fo:font-size="10pt" fo:language="pt" fo:country="PT"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ce1"/>
        <table:table-column table:style-name="co4" table:default-cell-style-name="ce1"/>
        <table:table-column table:style-name="co5" table:default-cell-style-name="Default"/>
        <table:table-column table:style-name="co6" table:default-cell-style-name="Default"/>
        <table:table-row table:style-name="ro1">
          <table:table-cell office:value-type="string" calcext:value-type="string">
            <text:p>id</text:p>
          </table:table-cell>
          <table:table-cell office:value-type="string" calcext:value-type="string">
            <text:p>architecture</text:p>
          </table:table-cell>
          <table:table-cell table:style-name="Default" office:value-type="string" calcext:value-type="string">
            <text:p>performance</text:p>
          </table:table-cell>
          <table:table-cell table:style-name="Default" office:value-type="string" calcext:value-type="string">
            <text:p>code</text:p>
          </table:table-cell>
          <table:table-cell office:value-type="string" calcext:value-type="string">
            <text:p>task</text:p>
          </table:table-cell>
          <table:table-cell office:value-type="string" calcext:value-type="string">
            <text:p>output</text:p>
          </table:table-cell>
        </table:table-row>
        <table:table-row table:style-name="ro1">
          <table:table-cell office:value-type="string" calcext:value-type="string">
            <text:p>uuid</text:p>
          </table:table-cell>
          <table:table-cell office:value-type="string" calcext:value-type="string">
            <text:p>Intel Skylake CPU (Intel(R) Core(TM) i7-10750H CPU @ 2.60GHz) \n 64 Byte Cache Line Size, 6 Cores, SSE, AVX, AVX2 Capable \n 32kB L1, 256kB L2, 12MB L3, 24GB DRAM \n</text:p>
          </table:table-cell>
          <table:table-cell table:style-name="Default" office:value-type="string" calcext:value-type="string">
            <text:p>Number of Loops: 100000000 \n Cycle Count: 2447757804 \n Instruction Count: 1000000493 \n L1 Miss Count: 12748380, Suggested Metric: L1 Miss or Cycle</text:p>
          </table:table-cell>
          <table:table-cell table:style-name="Default" office:value-type="string" calcext:value-type="string">
            <text:p>#include &lt;stdio.h&gt;\n#include &lt;stdlib.h&gt;\n#include &lt;pthread.h&gt;\n#include &lt;stdbool.h&gt;\n\n#define NUM_THREADS 6\nlong NUM_ITERATIONS;\n\nlong *data;\n\nvoid *thread_function( void *args )\n{\n <text:s text:c="3"/>long i;\n <text:s text:c="3"/>long j = (long)args;\n\n <text:s text:c="3"/>for ( i = 0; i &lt; NUM_ITERATIONS; i++ )\n <text:s text:c="3"/>{\n <text:s text:c="7"/>data[j] = i;\n <text:s text:c="3"/>}\n\n <text:s text:c="3"/>return NULL;\n}\n\n\nint main() {\n <text:s text:c="3"/>\n <text:s text:c="3"/>NUM_ITERATIONS = 100000000;\n\n <text:s text:c="3"/>//INITIALIZE STUFF\n <text:s text:c="3"/>long i;\n <text:s text:c="3"/>pthread_t ids[NUM_THREADS];\n <text:s text:c="3"/>double d;\n\n <text:s text:c="3"/>data = (long*)malloc( sizeof(long)*NUM_THREADS );\n\n <text:s text:c="3"/>//FILL DATA ARRAY\n <text:s text:c="3"/>for ( i = 0; i &lt; NUM_THREADS; i++ )\n <text:s text:c="3"/>{\n <text:s text:c="7"/>data[i] = 0;\n <text:s text:c="3"/>}\n\n <text:s text:c="3"/>for ( i = 0; i &lt; NUM_THREADS; i++ )\n <text:s text:c="3"/>{\n <text:s text:c="7"/>pthread_create( ids+i, NULL, thread_function, (void*)i );\n <text:s text:c="3"/>}\n\n <text:s text:c="3"/>for ( i = 0; i &lt; NUM_THREADS; i++ )\n <text:s text:c="3"/>{\n <text:s text:c="7"/>pthread_join( ids[i], NULL );\n <text:s text:c="3"/>}\n\n <text:s text:c="3"/>free(data);\n\n <text:s text:c="3"/>return 0;\n}\n</text:p>
          </table:table-cell>
          <table:table-cell office:value-type="string" calcext:value-type="string">
            <text:p>I am having a poor performance what could be the reason?</text:p>
          </table:table-cell>
          <table:table-cell office:value-type="string" calcext:value-type="string">
            <text:p>This code example demonstrates a false sharing issue through a deliberate allocation of a vector, where each thread is assigned specific positions within the vector. Consequently, the vector spans across one or more cache lines, with each element belonging to a different thread. By simultaneously altering their respective values, the threads inadvertently trigger cache line invalidation, affecting not only their own values but also those of other threads. This necessitates a wait period as the cache refreshes the values from memory.</text:p>
          </table:table-cell>
        </table:table-row>
        <table:table-row table:style-name="ro1">
          <table:table-cell office:value-type="string" calcext:value-type="string">
            <text:p>uuid</text:p>
          </table:table-cell>
          <table:table-cell office:value-type="string" calcext:value-type="string">
            <text:p>Intel Skylake CPU (Intel(R) Core(TM) i7-10750H CPU @ 2.60GHz) \n 64 Byte Cache Line Size, 6 Cores, SSE, AVX, AVX2 Capable \n 32kB L1, 256kB L2, 12MB L3, 24GB DRAM \n</text:p>
          </table:table-cell>
          <table:table-cell table:style-name="Default" office:value-type="string" calcext:value-type="string">
            <text:p>Array Size: 10000000 \n Cycle Count: 3120895972 \n Instruction Count: 4320000717 \n L1 Miss Count: 183548367, Suggested Metric: L1 Miss or Cycle</text:p>
          </table:table-cell>
          <table:table-cell table:style-name="Default" office:value-type="string" calcext:value-type="string">
            <text:p>#include &lt;stdio.h&gt;\n#include &lt;stdlib.h&gt;\n#include &lt;stdbool.h&gt;\n\nint main() {\n\n <text:s text:c="3"/>int ARRAY_SIZE = 10000000;\n <text:s text:c="3"/>int cols = 16;\n\n <text:s text:c="3"/>//Init the array\n <text:s text:c="3"/>int **matrix = (int **)malloc(ARRAY_SIZE * sizeof(int *));\n <text:s text:c="3"/>for (int i = 0; i &lt; ARRAY_SIZE; i++) {\n <text:s text:c="7"/>matrix[i] = (int *)malloc(cols * sizeof(int));\n <text:s text:c="3"/>}\n\n <text:s text:c="3"/>for (int i = 0; i &lt; ARRAY_SIZE; i++) {\n <text:s text:c="7"/>for (int j = 0; j &lt; cols; j++) {\n <text:s text:c="11"/>matrix[i][j] = i + cols + j + 1; // Example values\n <text:s text:c="7"/>}\n <text:s text:c="3"/>}\n\n <text:s text:c="3"/>for (int j = 0; j &lt; cols; j++) {\n <text:s text:c="7"/>for (int i = 0; i &lt; ARRAY_SIZE; i++) {\n <text:s text:c="11"/>matrix[i][j] += 8;\n <text:s text:c="7"/>}\n <text:s text:c="3"/>}\n\n <text:s text:c="3"/>// Free allocated memory\n <text:s text:c="3"/>for (int i = 0; i &lt; ARRAY_SIZE; i++) {\n <text:s text:c="7"/>free(matrix[i]);\n <text:s text:c="3"/>}\n <text:s text:c="3"/>free(matrix);\n\n <text:s text:c="3"/>return 0;\n}\n</text:p>
          </table:table-cell>
          <table:table-cell office:value-type="string" calcext:value-type="string">
            <text:p>Why is my code slow?</text:p>
          </table:table-cell>
          <table:table-cell office:value-type="string" calcext:value-type="string">
            <text:p>This code example shows poor data locality as it accesses a matrix column by column. This approach fails to benefit from the pre-fetcher, which efficiently fetches data from the matrix in a sequential line-by-line fashion.</text:p>
          </table:table-cell>
        </table:table-row>
        <table:table-row table:style-name="ro1">
          <table:table-cell office:value-type="string" calcext:value-type="string">
            <text:p>uuid</text:p>
          </table:table-cell>
          <table:table-cell office:value-type="string" calcext:value-type="string">
            <text:p>Intel Skylake CPU (Intel(R) Core(TM) i7-10750H CPU @ 2.60GHz) \n 64 Byte Cache Line Size, 6 Cores, SSE, AVX, AVX2 Capable \n 32kB L1, 256kB L2, 12MB L3, 24GB DRAM \n</text:p>
          </table:table-cell>
          <table:table-cell table:style-name="Default" office:value-type="string" calcext:value-type="string">
            <text:p>Number of Loops: 100000000 \n Cycle Count: 4095467472 \n Instruction Count: 14000000651 \n L1 Miss Count: 7884, Suggested Metric: Cycle</text:p>
          </table:table-cell>
          <table:table-cell table:style-name="Default" office:value-type="string" calcext:value-type="string">
            <text:p>#include &lt;stdio.h&gt;\n#include &lt;stdlib.h&gt;\n#include &lt;stdbool.h&gt;\n#include &lt;math.h&gt;\n\nint main() {\n\n <text:s text:c="3"/>double x = 5.0;\n <text:s text:c="3"/>int numLoops = 100000000;\n\n <text:s text:c="3"/>for (int i = 0; i &lt; numLoops; i++) {\n <text:s text:c="7"/>double square2 = pow(x, 2);\n <text:s text:c="3"/>}\n\n <text:s text:c="3"/>return 0;\n}\n</text:p>
          </table:table-cell>
          <table:table-cell office:value-type="string" calcext:value-type="string">
            <text:p>I think my code is performing slowly, what could be the reason?</text:p>
          </table:table-cell>
          <table:table-cell office:value-type="string" calcext:value-type="string">
            <text:p>This code example contains an unnecessarily expensive computation. It uses <text:s/>the pow() function to calculate the square of a given number, instead of a simple multiplication (x * x). The use of the pow() function introduces substantial overhead, making it a less efficient choice for this particular computation.</text:p>
          </table:table-cell>
        </table:table-row>
        <table:table-row table:style-name="ro1">
          <table:table-cell office:value-type="string" calcext:value-type="string">
            <text:p>uuid</text:p>
          </table:table-cell>
          <table:table-cell office:value-type="string" calcext:value-type="string">
            <text:p>Intel Skylake CPU (Intel(R) Core(TM) i7-10750H CPU @ 2.60GHz) \n 64 Byte Cache Line Size, 6 Cores, SSE, AVX, AVX2 Capable \n 32kB L1, 256kB L2, 12MB L3, 24GB DRAM \n</text:p>
          </table:table-cell>
          <table:table-cell table:style-name="Default" office:value-type="string" calcext:value-type="string">
            <text:p>Array Size: 100000000 \n Cycle Count: 16605902775 \n Instruction Count: 23002930593 \n L1 Miss Count: 2677753 , Suggested Metric: Cycle or Instruction</text:p>
          </table:table-cell>
          <table:table-cell table:style-name="Default" office:value-type="string" calcext:value-type="string">
            <text:p>#include &lt;stdio.h&gt;\n#include &lt;stdlib.h&gt;\n#include &lt;stdbool.h&gt;\n\nint main() {\n\n <text:s text:c="3"/>int ARRAY_SIZE = 1000000000;\n\n <text:s text:c="3"/>//INITIALIZE STUFF\n <text:s text:c="3"/>float *a = (float*)malloc(sizeof(float) * ARRAY_SIZE);\n <text:s text:c="3"/>float *b = (float*)malloc(sizeof(float) * ARRAY_SIZE);\n <text:s text:c="3"/>float *result = (float*)malloc(sizeof(float) * ARRAY_SIZE);\n\n <text:s text:c="3"/>for (int i = 0; i &lt; ARRAY_SIZE; i++) {\n <text:s text:c="7"/>result[i] = a[i] + b[i];\n <text:s text:c="3"/>}\n\n <text:s text:c="3"/>free(a);\n <text:s text:c="3"/>free(b);\n <text:s text:c="3"/>free(result);\n\n <text:s text:c="3"/>return 0;\n}\n</text:p>
          </table:table-cell>
          <table:table-cell office:value-type="string" calcext:value-type="string">
            <text:p>I am having a poor performance what could be the reason?</text:p>
          </table:table-cell>
          <table:table-cell office:value-type="string" calcext:value-type="string">
            <text:p>This code example demonstrates a missed SIMD parallelism issue, by not taking advantage of SIMD (AVX2) to make computations on vectors, instead it computes value by value using regular instructions</text:p>
          </table:table-cell>
        </table:table-row>
        <table:table-row table:style-name="ro1">
          <table:table-cell office:value-type="string" calcext:value-type="string">
            <text:p>uuid</text:p>
          </table:table-cell>
          <table:table-cell office:value-type="string" calcext:value-type="string">
            <text:p>Intel Skylake CPU (Intel(R) Core(TM) i7-10750H CPU @ 2.60GHz) \n 64 Byte Cache Line Size, 6 Cores, SSE, AVX, AVX2 Capable \n 32kB L1, 256kB L2, 12MB L3, 24GB DRAM \n</text:p>
          </table:table-cell>
          <table:table-cell office:value-type="string" calcext:value-type="string">
            <text:p>Array Size: 100000000 \n Cycle Count: 909148988 \n Instruction Count: 1200000336 <text:s/>\n L1 Miss Count: 6263979 <text:s/>, Suggested Metric: Cycle</text:p>
          </table:table-cell>
          <table:table-cell office:value-type="string" calcext:value-type="string">
            <text:p>#include &lt;stdio.h&gt;\n#include &lt;stdlib.h&gt;\n#include &lt;string.h&gt;\n\nint ARRAY_SIZE;\n\nint main() {\n\n\n <text:s text:c="3"/>ARRAY_SIZE = 100000;\n\n <text:s text:c="3"/>//Initialize array\n <text:s text:c="3"/>int* array = (int*)malloc(ARRAY_SIZE * sizeof(int));\n <text:s text:c="3"/>long long sum = 0;\n\n <text:s text:c="3"/>// Initialize the array with values\n <text:s text:c="3"/>for (int i = 0; i &lt; ARRAY_SIZE; i++) {\n <text:s text:c="7"/>array[i] = i + 1;\n <text:s text:c="3"/>}\n\n <text:s text:c="3"/>for (int i = 0; i &lt; ARRAY_SIZE; i++) {\n <text:s text:c="7"/>sum += array[i];\n <text:s text:c="3"/>}\n <text:s text:c="3"/>\n <text:s text:c="3"/>printf("Sum: %lld\n", sum);\n\n <text:s text:c="3"/>free(array);\n\n <text:s text:c="3"/>return 0;\n}\n</text:p>
          </table:table-cell>
          <table:table-cell office:value-type="string" calcext:value-type="string">
            <text:p>Why is my code slow?</text:p>
          </table:table-cell>
          <table:table-cell table:style-name="ce2" office:value-type="string" calcext:value-type="string">
            <text:p>This code shows a missed thread parallelism oportunity, by not taking advantage of multithreaded code, the program takes longer than necessary to perform an easily parallelizable task.</text:p>
          </table:table-cell>
        </table:table-row>
        <table:table-row table:style-name="ro1">
          <table:table-cell office:value-type="string" calcext:value-type="string">
            <text:p>uuid</text:p>
          </table:table-cell>
          <table:table-cell office:value-type="string" calcext:value-type="string">
            <text:p>Intel Skylake CPU (Intel(R) Core(TM) i7-10750H CPU @ 2.60GHz) \n 64 Byte Cache Line Size, 6 Cores, SSE, AVX, AVX2 Capable \n 32kB L1, 256kB L2, 12MB L3, 24GB DRAM \n</text:p>
          </table:table-cell>
          <table:table-cell office:value-type="string" calcext:value-type="string">
            <text:p>Array Size: 10000 \n Cycle Count: 365592427 \n Instruction Count: 354472460\n L1 Miss Count: 25057466 , Suggested Metric: Cycle or Instruction</text:p>
          </table:table-cell>
          <table:table-cell office:value-type="string" calcext:value-type="string">
            <text:p>#include &lt;stdio.h&gt;\n#include &lt;stdlib.h&gt;\n#include &lt;time.h&gt;\n#include &lt;string.h&gt;\n\n// Define a structure for a node in the linked list\nstruct Node {\n <text:s text:c="3"/>int data_int;\n <text:s text:c="3"/>float data_float;\n <text:s text:c="3"/>char data_char;\n <text:s text:c="3"/>struct Node* next;\n};\n\n// Function to insert a new node at the end of the linked list\nvoid insert(struct Node** head, int int_val, float float_val, char char_val) {\n <text:s text:c="3"/>struct Node* newNode = (struct Node*)malloc(sizeof(struct Node));\n <text:s text:c="3"/>newNode-&gt;data_int = int_val;\n <text:s text:c="3"/>newNode-&gt;data_float = float_val;\n <text:s text:c="3"/>newNode-&gt;data_char = char_val;\n <text:s text:c="3"/>newNode-&gt;next = NULL;\n\n <text:s text:c="3"/>if (*head == NULL) {\n <text:s text:c="7"/>*head = newNode;\n <text:s text:c="3"/>} else {\n <text:s text:c="7"/>struct Node* temp = *head;\n <text:s text:c="7"/>while (temp-&gt;next != NULL) {\n <text:s text:c="11"/>temp = temp-&gt;next;\n <text:s text:c="7"/>}\n <text:s text:c="7"/>temp-&gt;next = newNode;\n <text:s text:c="3"/>}\n}\n\n// Function to display the linked list\nvoid display(struct Node* head) {\n <text:s text:c="3"/>struct Node* current = head;\n <text:s text:c="3"/>while (current != NULL) {\n <text:s text:c="7"/>printf("(%d, %.2f, %c) ", current-&gt;data_int, current-&gt;data_float, current-&gt;data_char);\n <text:s text:c="7"/>current = current-&gt;next;\n <text:s text:c="3"/>}\n <text:s text:c="3"/>printf("\n");\n}\n\nint main() {\n\n <text:s text:c="3"/>int size = 100;\n\n <text:s text:c="3"/>//initialize linked list\n <text:s text:c="3"/>struct Node* head = NULL;\n <text:s text:c="3"/>srand(time(NULL));\n\n <text:s text:c="3"/>// Generate and insert random values into the linked list\n <text:s text:c="3"/>for (int i = 0; i &lt; size; i++) {\n <text:s text:c="7"/>int randomInt = rand() % 100;\n <text:s text:c="7"/>float randomFloat = (float)rand() / RAND_MAX * 100.0;\n <text:s text:c="7"/>char randomChar = 'A' + (rand() % 26);\n <text:s text:c="7"/>insert(&amp;head, randomInt, randomFloat, randomChar);\n <text:s text:c="3"/>}\n\n <text:s text:c="3"/>printf("Linked List: ");\n <text:s text:c="3"/>display(head);\n\n <text:s text:c="3"/>// Clean up the linked list\n <text:s text:c="3"/>while (head != NULL) {\n <text:s text:c="7"/>struct Node* temp = head;\n <text:s text:c="7"/>head = head-&gt;next;\n <text:s text:c="7"/>free(temp);\n <text:s text:c="3"/>}\n\n <text:s text:c="3"/>return 0;\n}\n</text:p>
          </table:table-cell>
          <table:table-cell table:style-name="ce1" office:value-type="string" calcext:value-type="string">
            <text:p>I think my code is performing slowly, what could be the reason?</text:p>
          </table:table-cell>
          <table:table-cell table:style-name="ce2" office:value-type="string" calcext:value-type="string">
            <text:p>This code uses a bad choice of data structure for the task, in this instance a linked list is used for storing multiple values when there is no particular need for it, resulting in slower access times when trying to display all of the stored data.</text:p>
          </table:table-cell>
        </table:table-row>
        <table:table-row table:style-name="ro1">
          <table:table-cell office:value-type="string" calcext:value-type="string">
            <text:p>uuid</text:p>
          </table:table-cell>
          <table:table-cell office:value-type="string" calcext:value-type="string">
            <text:p>Intel Skylake CPU (Intel(R) Core(TM) i7-10750H CPU @ 2.60GHz) \n 64 Byte Cache Line Size, 6 Cores, SSE, AVX, AVX2 Capable \n 32kB L1, 256kB L2, 12MB L3, 24GB DRAM \n</text:p>
          </table:table-cell>
          <table:table-cell office:value-type="string" calcext:value-type="string">
            <text:p>Number of Loops: 100000000 \n Cycle Count: 2447757804 \n Instruction Count: 1000000493 \n L1 Miss Count: 12748380, Suggested Metric: L1 Miss or Cycle</text:p>
          </table:table-cell>
          <table:table-cell office:value-type="string" calcext:value-type="string">
            <text:p>#include &lt;stdio.h&gt;\n#include &lt;stdlib.h&gt;\n#include &lt;pthread.h&gt;\n#include &lt;stdbool.h&gt;\n\n#define NUM_THREADS 6\nlong NUM_ITERATIONS;\n\nlong *data;\n\nvoid *thread_function( void *args )\n{\n <text:s text:c="3"/>long i;\n <text:s text:c="3"/>long j = (long)args;\n\n <text:s text:c="3"/>for ( i = 0; i &lt; NUM_ITERATIONS; i++ )\n <text:s text:c="3"/>{\n <text:s text:c="7"/>data[j] = i;\n <text:s text:c="3"/>}\n\n <text:s text:c="3"/>return NULL;\n}\n\n\nint main() {\n <text:s text:c="3"/>\n <text:s text:c="3"/>NUM_ITERATIONS = 100000000;\n\n <text:s text:c="3"/>//INITIALIZE STUFF\n <text:s text:c="3"/>long i;\n <text:s text:c="3"/>pthread_t ids[NUM_THREADS];\n <text:s text:c="3"/>double d;\n\n <text:s text:c="3"/>data = (long*)malloc( sizeof(long)*NUM_THREADS );\n\n <text:s text:c="3"/>//FILL DATA ARRAY\n <text:s text:c="3"/>for ( i = 0; i &lt; NUM_THREADS; i++ )\n <text:s text:c="3"/>{\n <text:s text:c="7"/>data[i] = 0;\n <text:s text:c="3"/>}\n\n <text:s text:c="3"/>for ( i = 0; i &lt; NUM_THREADS; i++ )\n <text:s text:c="3"/>{\n <text:s text:c="7"/>pthread_create( ids+i, NULL, thread_function, (void*)i );\n <text:s text:c="3"/>}\n\n <text:s text:c="3"/>for ( i = 0; i &lt; NUM_THREADS; i++ )\n <text:s text:c="3"/>{\n <text:s text:c="7"/>pthread_join( ids[i], NULL );\n <text:s text:c="3"/>}\n\n <text:s text:c="3"/>free(data);\n\n <text:s text:c="3"/>return 0;\n}\n</text:p>
          </table:table-cell>
          <table:table-cell office:value-type="string" calcext:value-type="string">
            <text:p>How can I improve the performance of this code?</text:p>
          </table:table-cell>
          <table:table-cell table:style-name="ce1" office:value-type="string" calcext:value-type="string">
            <text:p>This code example demonstrates a false sharing issue through a deliberate allocation of a vector, where each thread is assigned specific positions within the vector. Consequently, the vector spans across one or more cache lines, with each element belonging to a different thread. By simultaneously altering their respective values, the threads inadvertently trigger cache line invalidation, affecting not only their own values but also those of other threads. This necessitates a wait period as the cache refreshes the values from memory. In order to fix this issue, you can modify your code like this:\n\n #include &lt;stdio.h&gt;\n#include &lt;stdlib.h&gt;\n#include &lt;pthread.h&gt;\n#include &lt;stdbool.h&gt;\n\n#define NUM_THREADS 6\n#define CACHE_SIZE 64\nlong NUM_ITERATIONS;\n\n//Create a structure with padding, so that each structure fits in a cache line\ntypedef struct {\n <text:s text:c="2"/>long d;\n <text:s text:c="2"/>char buffer[CACHE_SIZE-sizeof(long)];\n} Data;\n\nData *data;\n\nvoid *thread_function( void *args )\n{\n <text:s text:c="2"/>long i;\n <text:s text:c="2"/>long j = (long)args;\n\n <text:s text:c="3"/>for ( i = 0; i &lt; NUM_ITERATIONS; i++ )\n <text:s text:c="3"/>{\n <text:s text:c="6"/>data[j].d = i;\n <text:s text:c="3"/>}\n\n <text:s text:c="2"/>return NULL;\n}\n\n\nint main() {\n <text:s text:c="3"/>\n <text:s text:c="3"/>NUM_ITERATIONS = 100000000;\n\n <text:s text:c="3"/>//INITIALIZE STUFF\n <text:s text:c="3"/>long i;\n <text:s text:c="3"/>pthread_t ids[NUM_THREADS];\n <text:s text:c="3"/>double d;\n\n <text:s text:c="3"/>data = (Data*)malloc( sizeof(Data)*NUM_THREADS );\n\n <text:s text:c="3"/>//FILL DATA STRUCTURE\n <text:s text:c="3"/>for ( i = 0; i &lt; NUM_THREADS; i++ )\n <text:s text:c="3"/>{\n <text:s text:c="7"/>data[i].d = 0;\n <text:s text:c="3"/>}\n\n <text:s text:c="3"/>for ( i = 0; i &lt; NUM_THREADS; i++ )\n <text:s text:c="3"/>{\n <text:s text:c="7"/>pthread_create( ids+i, NULL, thread_function, (void*)i );\n <text:s text:c="3"/>}\n\n <text:s text:c="3"/>for ( i = 0; i &lt; NUM_THREADS; i++ )\n <text:s text:c="3"/>{\n <text:s text:c="7"/>pthread_join( ids[i], NULL );\n <text:s text:c="3"/>}\n\n <text:s text:c="3"/>free(data);\n\n <text:s text:c="3"/>return 0;\n}\n\n <text:s/>The provided code fixes the issue by introducing a structure with padding alongside the element of each thread, this makes it so each thread gets its own cache line, fixing the false sharing problem.</text:p>
          </table:table-cell>
        </table:table-row>
        <table:table-row table:style-name="ro1">
          <table:table-cell office:value-type="string" calcext:value-type="string">
            <text:p>uuid</text:p>
          </table:table-cell>
          <table:table-cell office:value-type="string" calcext:value-type="string">
            <text:p>Intel Skylake CPU (Intel(R) Core(TM) i7-10750H CPU @ 2.60GHz) \n 64 Byte Cache Line Size, 6 Cores, SSE, AVX, AVX2 Capable \n 32kB L1, 256kB L2, 12MB L3, 24GB DRAM \n</text:p>
          </table:table-cell>
          <table:table-cell office:value-type="string" calcext:value-type="string">
            <text:p>Array Size: 10000000 \n Cycle Count: 3120895972 \n Instruction Count: 4320000717 \n L1 Miss Count: 183548367, Suggested Metric: L1 Miss or Cycle</text:p>
          </table:table-cell>
          <table:table-cell office:value-type="string" calcext:value-type="string">
            <text:p>#include &lt;stdio.h&gt;\n#include &lt;stdlib.h&gt;\n#include &lt;stdbool.h&gt;\n\nint main() {\n\n <text:s text:c="3"/>int ARRAY_SIZE = 10000000;\n <text:s text:c="3"/>int cols = 16;\n\n <text:s text:c="3"/>//Init the array\n <text:s text:c="3"/>int **matrix = (int **)malloc(ARRAY_SIZE * sizeof(int *));\n <text:s text:c="3"/>for (int i = 0; i &lt; ARRAY_SIZE; i++) {\n <text:s text:c="7"/>matrix[i] = (int *)malloc(cols * sizeof(int));\n <text:s text:c="3"/>}\n\n <text:s text:c="3"/>for (int i = 0; i &lt; ARRAY_SIZE; i++) {\n <text:s text:c="7"/>for (int j = 0; j &lt; cols; j++) {\n <text:s text:c="11"/>matrix[i][j] = i + cols + j + 1; // Example values\n <text:s text:c="7"/>}\n <text:s text:c="3"/>}\n\n <text:s text:c="3"/>for (int j = 0; j &lt; cols; j++) {\n <text:s text:c="7"/>for (int i = 0; i &lt; ARRAY_SIZE; i++) {\n <text:s text:c="11"/>matrix[i][j] += 8;\n <text:s text:c="7"/>}\n <text:s text:c="3"/>}\n\n <text:s text:c="3"/>// Free allocated memory\n <text:s text:c="3"/>for (int i = 0; i &lt; ARRAY_SIZE; i++) {\n <text:s text:c="7"/>free(matrix[i]);\n <text:s text:c="3"/>}\n <text:s text:c="3"/>free(matrix);\n\n <text:s text:c="3"/>return 0;\n}\n</text:p>
          </table:table-cell>
          <table:table-cell table:style-name="ce1" office:value-type="string" calcext:value-type="string">
            <text:p>Can you improve the performance of my code?</text:p>
          </table:table-cell>
          <table:table-cell table:style-name="ce1" office:value-type="string" calcext:value-type="string">
            <text:p>This code example shows poor data locality as it accesses a matrix column by column. This approach fails to benefit from the pre-fetcher, which efficiently fetches data from the matrix in a sequential line-by-line fashion. In order to improve performance you can modify your code like this:\n\n #include &lt;stdio.h&gt;\n#include &lt;stdlib.h&gt;\n#include &lt;stdbool.h&gt;\n\nint main() {\n\n <text:s text:c="3"/>int ARRAY_SIZE = 10000000;\n <text:s text:c="3"/>int cols = 16;\n\n <text:s text:c="3"/>//Init the array\n <text:s text:c="3"/>int **matrix = (int **)malloc(ARRAY_SIZE * sizeof(int *));\n <text:s text:c="3"/>for (int i = 0; i &lt; ARRAY_SIZE; i++) {\n <text:s text:c="7"/>matrix[i] = (int *)malloc(cols * sizeof(int));\n <text:s text:c="3"/>}\n\n <text:s text:c="3"/>for (int i = 0; i &lt; ARRAY_SIZE; i++) {\n <text:s text:c="7"/>for (int j = 0; j &lt; cols; j++) {\n <text:s text:c="11"/>matrix[i][j] = i + cols + j + 1; // Example values\n <text:s text:c="7"/>}\n <text:s text:c="3"/>}\n\n <text:s text:c="3"/>for (int i = 0; i &lt; ARRAY_SIZE; i++) {\n <text:s text:c="7"/>for (int j = 0; j &lt; cols; j++) {\n <text:s text:c="11"/>matrix[i][j] += 8;\n <text:s text:c="7"/>}\n <text:s text:c="3"/>}\n\n <text:s text:c="3"/>// Free allocated memory\n <text:s text:c="3"/>for (int i = 0; i &lt; ARRAY_SIZE; i++) {\n <text:s text:c="7"/>free(matrix[i]);\n <text:s text:c="3"/>}\n <text:s text:c="3"/>free(matrix);\n\n <text:s text:c="3"/>return 0;\n}\n\n This new code fixes the problem by accessing the matrix line by line, improving the data locality of the code and consequently the performance.</text:p>
          </table:table-cell>
        </table:table-row>
        <table:table-row table:style-name="ro1">
          <table:table-cell office:value-type="string" calcext:value-type="string">
            <text:p>uuid</text:p>
          </table:table-cell>
          <table:table-cell office:value-type="string" calcext:value-type="string">
            <text:p>Intel Skylake CPU (Intel(R) Core(TM) i7-10750H CPU @ 2.60GHz) \n 64 Byte Cache Line Size, 6 Cores, SSE, AVX, AVX2 Capable \n 32kB L1, 256kB L2, 12MB L3, 24GB DRAM \n</text:p>
          </table:table-cell>
          <table:table-cell office:value-type="string" calcext:value-type="string">
            <text:p>Number of Loops: 100000000 \n Cycle Count: 4095467472 \n Instruction Count: 14000000651 \n L1 Miss Count: 7884, Suggested Metric: Cycle</text:p>
          </table:table-cell>
          <table:table-cell office:value-type="string" calcext:value-type="string">
            <text:p>#include &lt;stdio.h&gt;\n#include &lt;stdlib.h&gt;\n#include &lt;stdbool.h&gt;\n#include &lt;math.h&gt;\n\nint main() {\n\n <text:s text:c="3"/>double x = 5.0;\n <text:s text:c="3"/>int numLoops = 100000000;\n\n <text:s text:c="3"/>for (int i = 0; i &lt; numLoops; i++) {\n <text:s text:c="7"/>double square2 = pow(x, 2);\n <text:s text:c="3"/>}\n\n <text:s text:c="3"/>return 0;\n}\n</text:p>
          </table:table-cell>
          <table:table-cell table:style-name="ce1" office:value-type="string" calcext:value-type="string">
            <text:p>Can you make my code perform better?</text:p>
          </table:table-cell>
          <table:table-cell table:style-name="ce1" office:value-type="string" calcext:value-type="string">
            <text:p>This code example contains an unnecessarily expensive computation. It uses <text:s/>the pow() function to calculate the square of a given number, instead of a simple multiplication (x * x). The use of the pow() function introduces substantial overhead, making it a less efficient choice for this particular computation. By changing this you should be able to obtain better performance, like só:\n\n\n #include &lt;stdio.h&gt;\n#include &lt;stdlib.h&gt;\n#include &lt;stdbool.h&gt;\n\nint main() {\n\n <text:s text:c="3"/>int numLoops = 100000000;\n <text:s text:c="3"/>double x = 5.0;\n <text:s text:c="3"/>double square1 = 0;\n\n <text:s text:c="3"/>for (int i = 0; i &lt; numLoops; i++) {\n <text:s text:c="7"/>square1 = x * x;\n <text:s text:c="3"/>}\n\n <text:s text:c="3"/>//printf("The square of %.1f is %.1f\n", x, square1);\n\n <text:s text:c="3"/>return 0;\n}\n\n</text:p>
          </table:table-cell>
        </table:table-row>
        <table:table-row table:style-name="ro1">
          <table:table-cell office:value-type="string" calcext:value-type="string">
            <text:p>uuid</text:p>
          </table:table-cell>
          <table:table-cell office:value-type="string" calcext:value-type="string">
            <text:p>Intel Skylake CPU (Intel(R) Core(TM) i7-10750H CPU @ 2.60GHz) \n 64 Byte Cache Line Size, 6 Cores, SSE, AVX, AVX2 Capable \n 32kB L1, 256kB L2, 12MB L3, 24GB DRAM \n</text:p>
          </table:table-cell>
          <table:table-cell office:value-type="string" calcext:value-type="string">
            <text:p>Array Size: 100000000 \n Cycle Count: 16605902775 \n Instruction Count: 23002930593 \n L1 Miss Count: 2677753 , Suggested Metric: Cycle or Instruction</text:p>
          </table:table-cell>
          <table:table-cell office:value-type="string" calcext:value-type="string">
            <text:p>#include &lt;stdio.h&gt;\n#include &lt;stdlib.h&gt;\n#include &lt;stdbool.h&gt;\n\nint main() {\n\n <text:s text:c="3"/>int ARRAY_SIZE = 1000000000;\n\n <text:s text:c="3"/>//INITIALIZE STUFF\n <text:s text:c="3"/>float *a = (float*)malloc(sizeof(float) * ARRAY_SIZE);\n <text:s text:c="3"/>float *b = (float*)malloc(sizeof(float) * ARRAY_SIZE);\n <text:s text:c="3"/>float *result = (float*)malloc(sizeof(float) * ARRAY_SIZE);\n\n <text:s text:c="3"/>for (int i = 0; i &lt; ARRAY_SIZE; i++) {\n <text:s text:c="7"/>result[i] = a[i] + b[i];\n <text:s text:c="3"/>}\n\n <text:s text:c="3"/>free(a);\n <text:s text:c="3"/>free(b);\n <text:s text:c="3"/>free(result);\n\n <text:s text:c="3"/>return 0;\n}\n</text:p>
          </table:table-cell>
          <table:table-cell office:value-type="string" calcext:value-type="string">
            <text:p>Can you improve my code to perform better? </text:p>
          </table:table-cell>
          <table:table-cell table:style-name="ce1" office:value-type="string" calcext:value-type="string">
            <text:p>This code example demonstrates a missed SIMD parallelism opportunity, by not taking advantage of SIMD (AVX2) to make computations on vectors, instead it computes value by value using regular instructions. To take advantage of the SIMD capabilities of your system, you can use intrinsic instructions like so:\n\n #include &lt;stdio.h&gt;\n#include &lt;stdlib.h&gt;\n#include &lt;stdbool.h&gt;\n#include &lt;immintrin.h&gt;\n\nint main() {\n\n <text:s text:c="3"/>int ARRAY_SIZE = 1000000000;\n <text:s text:c="3"/>\n <text:s text:c="3"/>//INITIALIZE STUFF\n <text:s text:c="3"/>float *a = (float*)malloc(sizeof(float) * ARRAY_SIZE);\n <text:s text:c="3"/>float *b = (float*)malloc(sizeof(float) * ARRAY_SIZE);\n <text:s text:c="3"/>float *result = (float*)malloc(sizeof(float) * ARRAY_SIZE);\n <text:s text:c="3"/>int i;\n <text:s text:c="3"/>int vectorSize = 8; // For AVX (256 bits), assuming floats (4 bytes) -&gt; 8 elements per vector\n <text:s text:c="3"/>// Calculate the number of vectors\n <text:s text:c="3"/>int vectorCount = ARRAY_SIZE / vectorSize;\n\n <text:s text:c="3"/>for (i = 0; i &lt; vectorCount; i++) {\n <text:s text:c="7"/>// Load vectors from arrays\n <text:s text:c="7"/>__m256 vectorA = _mm256_loadu_ps(&amp;a[i * vectorSize]);\n <text:s text:c="7"/>__m256 vectorB = _mm256_loadu_ps(&amp;b[i * vectorSize]);\n\n <text:s text:c="7"/>// Perform SIMD addition\n <text:s text:c="7"/>__m256 vectorResult = _mm256_add_ps(vectorA, vectorB);\n\n <text:s text:c="7"/>// Store the result back to the array\n <text:s text:c="7"/>_mm256_storeu_ps(&amp;result[i * vectorSize], vectorResult);\n <text:s text:c="3"/>}\n\n <text:s text:c="3"/>// Calculate remaining elements (if size is not a multiple of vectorSize)\n <text:s text:c="3"/>for (i = vectorCount * vectorSize; i &lt; ARRAY_SIZE; i++) {\n <text:s text:c="7"/>result[i] = a[i] + b[i];\n <text:s text:c="3"/>}\n\n <text:s text:c="3"/>free(a);\n <text:s text:c="3"/>free(b);\n <text:s text:c="3"/>free(result);\n\n\n <text:s text:c="3"/>return 0;\n}\n\n By replacing the simple add instruction with SIMD intrinsics you should see a speed-up in your code execution.</text:p>
          </table:table-cell>
        </table:table-row>
        <table:table-row table:style-name="ro1">
          <table:table-cell office:value-type="string" calcext:value-type="string">
            <text:p>uuid</text:p>
          </table:table-cell>
          <table:table-cell office:value-type="string" calcext:value-type="string">
            <text:p>Intel Skylake CPU (Intel(R) Core(TM) i7-10750H CPU @ 2.60GHz) \n 64 Byte Cache Line Size, 6 Cores, SSE, AVX, AVX2 Capable \n 32kB L1, 256kB L2, 12MB L3, 24GB DRAM \n</text:p>
          </table:table-cell>
          <table:table-cell table:style-name="Default" office:value-type="string" calcext:value-type="string">
            <text:p>Array Size: 100000000 \n Cycle Count: 909148988 \n Instruction Count: 1200000336 <text:s/>\n L1 Miss Count: 6263979 <text:s/>, Suggested Metric: Cycle</text:p>
          </table:table-cell>
          <table:table-cell office:value-type="string" calcext:value-type="string">
            <text:p>#include &lt;stdio.h&gt;\n#include &lt;stdlib.h&gt;\n#include &lt;string.h&gt;\n\nint ARRAY_SIZE;\n\nint main() {\n\n\n <text:s text:c="3"/>ARRAY_SIZE = 100000;\n\n <text:s text:c="3"/>//Initialize array\n <text:s text:c="3"/>int* array = (int*)malloc(ARRAY_SIZE * sizeof(int));\n <text:s text:c="3"/>long long sum = 0;\n\n <text:s text:c="3"/>// Initialize the array with values\n <text:s text:c="3"/>for (int i = 0; i &lt; ARRAY_SIZE; i++) {\n <text:s text:c="7"/>array[i] = i + 1;\n <text:s text:c="3"/>}\n\n <text:s text:c="3"/>for (int i = 0; i &lt; ARRAY_SIZE; i++) {\n <text:s text:c="7"/>sum += array[i];\n <text:s text:c="3"/>}\n <text:s text:c="3"/>\n <text:s text:c="3"/>printf("Sum: %lld\n", sum);\n\n <text:s text:c="3"/>free(array);\n\n <text:s text:c="3"/>return 0;\n}\n</text:p>
          </table:table-cell>
          <table:table-cell table:style-name="ce1" office:value-type="string" calcext:value-type="string">
            <text:p>How can I improve the performance of this code?</text:p>
          </table:table-cell>
          <table:table-cell table:style-name="ce2" office:value-type="string" calcext:value-type="string">
            <text:p>This code shows a missed thread parallelism oportunity, by not taking advantage of multithreaded code, the program takes longer than necessary to perform an easily parallelizable task. You can use phtreads for example to use threads to split up the computation and speed up your code, like so:\n\n #include &lt;stdio.h&gt;\n#include &lt;stdlib.h&gt;\n#include &lt;pthread.h&gt;\n#include &lt;string.h&gt;\n\n#define NUM_THREADS 6\n\nint ARRAY_SIZE;\n\nint* array;\nlong long* partial_sums;\n\n// Function to calculate the partial sum for a range of elements\nvoid* calculate_partial_sum(void* arg) {\n <text:s text:c="3"/>int thread_id = *(int*)arg;\n <text:s text:c="3"/>int chunk_size = ARRAY_SIZE / NUM_THREADS;\n <text:s text:c="3"/>int start = thread_id * chunk_size;\n <text:s text:c="3"/>int end = (thread_id == NUM_THREADS - 1) ? ARRAY_SIZE : (start + chunk_size);\n\n <text:s text:c="3"/>for (int i = start; i &lt; end; i++) {\n <text:s text:c="7"/>partial_sums[thread_id] += array[i];\n <text:s text:c="3"/>}\n\n <text:s text:c="3"/>return NULL;\n}\n\nint main() {\n\n <text:s text:c="3"/>ARRAY_SIZE = 100000;\n\n <text:s text:c="3"/>//initialize array\n <text:s text:c="3"/>array = (int*)malloc(ARRAY_SIZE * sizeof(int));\n <text:s text:c="3"/>partial_sums = (long long*)malloc(NUM_THREADS * sizeof(long long));\n\n <text:s text:c="3"/>pthread_t threads[NUM_THREADS];\n <text:s text:c="3"/>int thread_ids[NUM_THREADS];\n\n <text:s text:c="3"/>// Initialize the array with values\n <text:s text:c="3"/>for (int i = 0; i &lt; ARRAY_SIZE; i++) {\n <text:s text:c="7"/>array[i] = i + 1;\n <text:s text:c="3"/>}\n\n <text:s text:c="3"/>// Initialize partial_sums\n <text:s text:c="3"/>for (int i = 0; i &lt; NUM_THREADS; i++) {\n <text:s text:c="7"/>partial_sums[i] = 0;\n <text:s text:c="3"/>}\n <text:s text:c="3"/>\n <text:s text:c="3"/>// Create and run threads\n <text:s text:c="3"/>for (int i = 0; i &lt; NUM_THREADS; i++) {\n <text:s text:c="7"/>thread_ids[i] = i;\n <text:s text:c="7"/>pthread_create(&amp;threads[i], NULL, calculate_partial_sum, &amp;thread_ids[i]);\n <text:s text:c="3"/>}\n\n <text:s text:c="3"/>// Wait for threads to finish\n <text:s text:c="3"/>for (int i = 0; i &lt; NUM_THREADS; i++) {\n <text:s text:c="7"/>pthread_join(threads[i], NULL);\n <text:s text:c="3"/>}\n\n <text:s text:c="3"/>// Calculate the final sum from partial sums\n <text:s text:c="3"/>long long sum = 0;\n <text:s text:c="3"/>for (int i = 0; i &lt; NUM_THREADS; i++) {\n <text:s text:c="7"/>sum += partial_sums[i];\n <text:s text:c="3"/>}\n\n <text:s text:c="3"/>printf("Sum: %lld\n", sum);\n\n <text:s text:c="3"/>free(array);\n <text:s text:c="3"/>free(partial_sums);\n\n <text:s text:c="3"/>return 0;\n}\n</text:p>
          </table:table-cell>
        </table:table-row>
        <table:table-row table:style-name="ro1">
          <table:table-cell office:value-type="string" calcext:value-type="string">
            <text:p>uuid</text:p>
          </table:table-cell>
          <table:table-cell office:value-type="string" calcext:value-type="string">
            <text:p>Intel Skylake CPU (Intel(R) Core(TM) i7-10750H CPU @ 2.60GHz) \n 64 Byte Cache Line Size, 6 Cores, SSE, AVX, AVX2 Capable \n 32kB L1, 256kB L2, 12MB L3, 24GB DRAM \n</text:p>
          </table:table-cell>
          <table:table-cell office:value-type="string" calcext:value-type="string">
            <text:p>Array Size: 10000 \n Cycle Count: 365592427 \n Instruction Count: 354472460\n L1 Miss Count: 25057466 , Suggested Metric: Cycle or Instruction</text:p>
          </table:table-cell>
          <table:table-cell office:value-type="string" calcext:value-type="string">
            <text:p>#include &lt;stdio.h&gt;\n#include &lt;stdlib.h&gt;\n#include &lt;time.h&gt;\n#include &lt;string.h&gt;\n\n// Define a structure for a node in the linked list\nstruct Node {\n <text:s text:c="3"/>int data_int;\n <text:s text:c="3"/>float data_float;\n <text:s text:c="3"/>char data_char;\n <text:s text:c="3"/>struct Node* next;\n};\n\n// Function to insert a new node at the end of the linked list\nvoid insert(struct Node** head, int int_val, float float_val, char char_val) {\n <text:s text:c="3"/>struct Node* newNode = (struct Node*)malloc(sizeof(struct Node));\n <text:s text:c="3"/>newNode-&gt;data_int = int_val;\n <text:s text:c="3"/>newNode-&gt;data_float = float_val;\n <text:s text:c="3"/>newNode-&gt;data_char = char_val;\n <text:s text:c="3"/>newNode-&gt;next = NULL;\n\n <text:s text:c="3"/>if (*head == NULL) {\n <text:s text:c="7"/>*head = newNode;\n <text:s text:c="3"/>} else {\n <text:s text:c="7"/>struct Node* temp = *head;\n <text:s text:c="7"/>while (temp-&gt;next != NULL) {\n <text:s text:c="11"/>temp = temp-&gt;next;\n <text:s text:c="7"/>}\n <text:s text:c="7"/>temp-&gt;next = newNode;\n <text:s text:c="3"/>}\n}\n\n// Function to display the linked list\nvoid display(struct Node* head) {\n <text:s text:c="3"/>struct Node* current = head;\n <text:s text:c="3"/>while (current != NULL) {\n <text:s text:c="7"/>printf("(%d, %.2f, %c) ", current-&gt;data_int, current-&gt;data_float, current-&gt;data_char);\n <text:s text:c="7"/>current = current-&gt;next;\n <text:s text:c="3"/>}\n <text:s text:c="3"/>printf("\n");\n}\n\nint main() {\n\n <text:s text:c="3"/>int size = 100;\n\n <text:s text:c="3"/>//initialize linked list\n <text:s text:c="3"/>struct Node* head = NULL;\n <text:s text:c="3"/>srand(time(NULL));\n\n <text:s text:c="3"/>// Generate and insert random values into the linked list\n <text:s text:c="3"/>for (int i = 0; i &lt; size; i++) {\n <text:s text:c="7"/>int randomInt = rand() % 100;\n <text:s text:c="7"/>float randomFloat = (float)rand() / RAND_MAX * 100.0;\n <text:s text:c="7"/>char randomChar = 'A' + (rand() % 26);\n <text:s text:c="7"/>insert(&amp;head, randomInt, randomFloat, randomChar);\n <text:s text:c="3"/>}\n\n <text:s text:c="3"/>printf("Linked List: ");\n <text:s text:c="3"/>display(head);\n\n <text:s text:c="3"/>// Clean up the linked list\n <text:s text:c="3"/>while (head != NULL) {\n <text:s text:c="7"/>struct Node* temp = head;\n <text:s text:c="7"/>head = head-&gt;next;\n <text:s text:c="7"/>free(temp);\n <text:s text:c="3"/>}\n\n <text:s text:c="3"/>return 0;\n}\n</text:p>
          </table:table-cell>
          <table:table-cell table:style-name="ce1" office:value-type="string" calcext:value-type="string">
            <text:p>Can you improve the performance of my code?</text:p>
          </table:table-cell>
          <table:table-cell table:style-name="ce2" office:value-type="string" calcext:value-type="string">
            <text:p>This code uses a bad choice of data structure for the task, in this instance a linked list is used for storing multiple values when there is no particular need for it, resulting in slower access times when trying to display all of the stored data. To improve this code the best approach is to use a more efficient data structure, like a vector of structures that contains all the relevant data fields present in the linked list, by using a vector you should be able to access the stored data quicker, like so:\n\n #include &lt;stdio.h&gt;\n#include &lt;stdlib.h&gt;\n#include &lt;time.h&gt;\n#include &lt;string.h&gt;\n\nstruct Data {\n <text:s text:c="3"/>int integer;\n <text:s text:c="3"/>float floating;\n <text:s text:c="3"/>char character;\n};\n\nint main(int argc, char *argv[]) {\n\n <text:s text:c="3"/>int size = 1000000;\n\n <text:s text:c="3"/>//initalize array\n <text:s text:c="3"/>struct Data* data_array = (struct Data*)malloc(size * sizeof(struct Data));\n\n <text:s text:c="3"/>srand(time(NULL));\n\n <text:s text:c="3"/>// Generate and store random values in the struct array\n <text:s text:c="3"/>for (int i = 0; i &lt; size; i++) {\n <text:s text:c="7"/>data_array[i].integer = rand() % 100;\n <text:s text:c="7"/>data_array[i].floating = (float)rand() / RAND_MAX * 100.0;\n <text:s text:c="7"/>data_array[i].character = 'A' + (rand() % 26);\n <text:s text:c="3"/>}\n\n <text:s text:c="3"/>printf("Array:\n");\n <text:s text:c="3"/>for (int i = 0; i &lt; size; i++) {\n <text:s text:c="7"/>printf("(%d, %.2f, %c) ", data_array[i].integer, data_array[i].floating, data_array[i].character);\n <text:s text:c="3"/>}\n <text:s text:c="3"/>printf("\n");\n\n <text:s text:c="3"/>// Don't forget to free the allocated memory when done\n <text:s text:c="3"/>free(data_array);\n\n <text:s text:c="3"/>return 0;\n}\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PT"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8T21:16:08.415258785</meta:creation-date>
    <dc:date>2023-10-20T14:57:01.518397323</dc:date>
    <meta:editing-duration>PT8M59S</meta:editing-duration>
    <meta:editing-cycles>3</meta:editing-cycles>
    <meta:generator>LibreOffice/7.3.7.2$Linux_X86_64 LibreOffice_project/30$Build-2</meta:generator>
    <meta:document-statistic meta:table-count="1" meta:cell-count="78" meta:object-count="0"/>
  </office:meta>
</office:document-meta>
</file>